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nl" fo:country="NL"/>
    </style:style>
    <style:style style:name="P2" style:parent-style-name="Standard" style:family="paragraph">
      <style:text-properties fo:language="nl" fo:country="NL"/>
    </style:style>
    <style:style style:name="P3" style:parent-style-name="Standard" style:family="paragraph">
      <style:text-properties fo:language="nl" fo:country="NL"/>
    </style:style>
    <style:style style:name="P4" style:parent-style-name="Standard" style:family="paragraph">
      <style:text-properties fo:language="nl" fo:country="NL"/>
    </style:style>
    <style:style style:name="T5" style:parent-style-name="Policepardéfaut" style:family="text">
      <style:text-properties fo:language="nl" fo:country="NL"/>
    </style:style>
    <style:style style:name="T6" style:parent-style-name="Policepardéfaut" style:family="text">
      <style:text-properties fo:font-weight="bold" style:font-weight-asian="bold" style:font-weight-complex="bold" fo:language="nl" fo:country="NL"/>
    </style:style>
    <style:style style:name="T7" style:parent-style-name="Policepardéfaut" style:family="text">
      <style:text-properties fo:language="nl" fo:country="NL"/>
    </style:style>
    <style:style style:name="P8" style:parent-style-name="Standard" style:family="paragraph">
      <style:text-properties fo:language="nl" fo:country="NL"/>
    </style:style>
    <style:style style:name="P9" style:parent-style-name="Standard" style:family="paragraph">
      <style:text-properties fo:language="nl" fo:country="NL"/>
    </style:style>
  </office:automatic-styles>
  <office:body>
    <office:text text:use-soft-page-breaks="true">
      <text:p text:style-name="P1">S(u,v) = €€i:0-&gt;m,j=0-&gt;n wij Pij Cij f(u) f(v)</text:p>
      <text:p text:style-name="P2">C = m ! * n ! /i ! / (m-i) ! (n-j) !</text:p>
      <text:p text:style-name="P3">Attention au NAN.</text:p>
      <text:p text:style-name="P4"/>
      <text:p text:style-name="Standard"><text:span text:style-name="T5">fd(u) = (Ui+1 – u) / (u-Ui)<text:s/></text:span><text:span text:style-name="T6">fd-1 (u) + (Uk1 – u)/(Uk1-u)</text:span><text:span text:style-name="T7">fd-1(u)</text:span></text:p>
      <text:p text:style-name="P8"/>
      <text:p text:style-name="P9"/>
      <text:p text:style-name="Standard">Question au niveau du débogage du code.</text:p>
      <text:p text:style-name="Standard"/>
      <text:p text:style-name="Standard">- Savoir quel est le<text:s/>degré minimum pour Pi,j | i = 0-&gt;m et j=0&gt;n Wi,j les coefficients de pondération, et U[] #U ==k1 V[] #V ==k2</text:p>
      <text:p text:style-name="Standard">- Quelles sont les propriétés graphiques et<text:s/>mathématiques<text:s/>au degré « 0 » ?</text:p>
      <text:p text:style-name="Standard">- « 0 »?+1 « 0 »+2</text:p>
      <text:p text:style-name="Standard">→ Conséquences au niveau des performances et de la calculabilités sur des machines finies, etc.</text:p>
      <text:p text:style-name="Standard">Peut-on appeler dmin le degré minimum pour une interpolation polynomiale ?</text:p>
      <text:p text:style-name="Standard"/>
      <text:p text:style-name="Standard">Vérifier tous les calculs de toute l'équation au niveau numérique.</text:p>
      <text:p text:style-name="Standard">S(u,v) il faut au moins :</text:p>
      <text:p text:style-name="Standard">- Simplifier les factorielles</text:p>
      <text:p text:style-name="Standard">-<text:s/>Assurer la qualité du cacul des coefficients polynomiaux.</text:p>
      <text:p text:style-name="Standard">S'assurer que la somme calculée ne soit pas NA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nuel Dahmen Dahmen</dc:creator>
    <meta:creation-date>2015-01-03T23:56:00Z</meta:creation-date>
    <dc:date>2022-07-24T07:43:00Z</dc:date>
    <meta:template xlink:href="Normal.dotm" xlink:type="simple"/>
    <meta:editing-cycles>4</meta:editing-cycles>
    <meta:editing-duration>PT0S</meta:editing-duration>
    <meta:document-statistic meta:page-count="1" meta:paragraph-count="1" meta:word-count="129" meta:character-count="840" meta:row-count="5" meta:non-whitespace-character-count="712"/>
  </office:meta>
</office:document-meta>
</file>